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fo:min-height="13.114cm"/>
    </style:style>
    <style:style style:name="pr4" style:family="presentation" style:parent-style-name="Default-subtitle">
      <style:graphic-properties draw:fill-color="#ffffff" draw:auto-grow-height="true" fo:min-height="17.936cm"/>
    </style:style>
    <style:style style:name="pr5" style:family="presentation" style:parent-style-name="Default-subtitle">
      <style:graphic-properties draw:fill-color="#ffffff" fo:min-height="17.685cm"/>
    </style:style>
    <style:style style:name="pr6" style:family="presentation" style:parent-style-name="Default-notes">
      <style:graphic-properties draw:fill-color="#ffffff" draw:auto-grow-height="true" fo:min-height="13.365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256cm" svg:x="1.4cm" svg:y="0.962cm" presentation:class="title">
          <draw:text-box>
            <text:p>General</text:p>
          </draw:text-box>
        </draw:frame>
        <draw:frame presentation:style-name="pr2" draw:layer="layout" svg:width="25.199cm" svg:height="13.609cm" svg:x="1.4cm" svg:y="4.914cm" presentation:class="outline">
          <draw:text-box>
            <text:list text:style-name="L2">
              <text:list-item>
                <text:p>Dress well even if the company is known to be "casual"</text:p>
              </text:list-item>
              <text:list-item>
                <text:p>Research the company &amp; position before you show up</text:p>
              </text:list-item>
              <text:list-item>
                <text:p>Be ready to offer a salary range</text:p>
              </text:list-item>
              <text:list-item>
                <text:p>Be careful in interactions with HR staff – they often evaluate you independently of your future boss/colleague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Default" presentation:presentation-page-layout-name="AL2T32">
        <draw:frame presentation:style-name="pr4" draw:layer="layout" svg:width="25.199cm" svg:height="17.936cm" svg:x="1.4cm" svg:y="0.837cm" presentation:class="subtitle">
          <draw:text-box>
            <text:p>http://blog.seattleinterviewcoach.com/2009/02/140-google-interview-questions.html<text:line-break/><text:line-break/>Key: Ask questions if you get stuck – avoid being a deer caught in headlights</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Default" presentation:presentation-page-layout-name="AL2T32">
        <draw:frame presentation:style-name="pr5" draw:layer="layout" svg:width="25.199cm" svg:height="17.685cm" svg:x="1.4cm" svg:y="0.962cm" presentation:class="subtitle">
          <draw:text-box>
            <text:p>You have a program that can sort a set of records (e.g. tab-delimited rows in a file) according to a search key. <text:s/>You notice that everytime you run this program, the output appears different, yet you are absolutely sure the <text:s/>sorting program is correct. <text:s/><text:line-break/><text:line-break/>Can you explain why the output might change between executions even though the input is the same? <text:s/>How would you fix this problem?</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Default" presentation:presentation-page-layout-name="AL2T32">
        <draw:frame presentation:style-name="pr5" draw:layer="layout" svg:width="25.199cm" svg:height="17.685cm" svg:x="1.4cm" svg:y="0.962cm" presentation:class="subtitle">
          <draw:text-box>
            <text:p>What is the difference between an inner join and an outer join in a relational database system?</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Default" presentation:presentation-page-layout-name="AL2T32">
        <draw:frame presentation:style-name="pr5" draw:layer="layout" svg:width="25.199cm" svg:height="17.685cm" svg:x="1.4cm" svg:y="0.962cm" presentation:class="subtitle">
          <draw:text-box>
            <text:p>What is the difference between a mutex and a semaphore? Which one would you use to protect access to an increment operatio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Default" presentation:presentation-page-layout-name="AL2T32">
        <draw:frame presentation:style-name="pr5" draw:layer="layout" svg:width="25.199cm" svg:height="17.685cm" svg:x="1.4cm" svg:y="0.962cm" presentation:class="subtitle">
          <draw:text-box>
            <text:p>Given a function which produces a random integer in the range 1 to 5, write a function which produces a random integer in the range 1 to 7.</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Default" presentation:presentation-page-layout-name="AL2T32">
        <draw:frame presentation:style-name="pr5" draw:layer="layout" svg:width="25.199cm" svg:height="17.685cm" svg:x="1.4cm" svg:y="0.962cm" presentation:class="subtitle">
          <draw:text-box>
            <text:p>Design the SQL database tables for a car rental database.</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Default" presentation:presentation-page-layout-name="AL2T32">
        <draw:frame presentation:style-name="pr5" draw:layer="layout" svg:width="25.199cm" svg:height="17.685cm" svg:x="1.4cm" svg:y="0.962cm" presentation:class="subtitle">
          <draw:text-box>
            <text:p>Write a regular expression which matches a email address.</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Default" presentation:presentation-page-layout-name="AL2T32">
        <draw:frame presentation:style-name="pr5" draw:layer="layout" svg:width="25.199cm" svg:height="17.685cm" svg:x="1.4cm" svg:y="0.962cm" presentation:class="subtitle">
          <draw:text-box>
            <text:p>You are given a list of numbers. When you reach the end of the list you will come back to the beginning of the list (a circular list). Write the most efficient algorithm to find the minimum # in this list. Find any given # in the list. The numbers in the list are always increasing but you don’t know where the circular list begins, ie: 38, 40, 55, 89, 6, 13, 20, 23, 36.</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32">
        <draw:frame presentation:style-name="pr5" draw:layer="layout" svg:width="25.199cm" svg:height="17.685cm" svg:x="1.4cm" svg:y="0.962cm" presentation:class="subtitle">
          <draw:text-box>
            <text:p>Suppose you have an NxN matrix of positive and negative integers. Write some code that finds the sub-matrix with the maximum sum of its elements.</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32">
        <draw:frame presentation:style-name="pr5" draw:layer="layout" svg:width="25.199cm" svg:height="17.685cm" svg:x="1.4cm" svg:y="0.962cm" presentation:class="subtitle">
          <draw:text-box>
            <text:p>You need to check that your friend, Bob, has your correct phone number, but you cannot ask him directly. You must write a the question on a card which and give it to Eve who will take the card to Bob and return the answer to you. What must you write on the card, besides the question, to ensure Bob can encode the message so that Eve cannot read your phone number?</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32">
        <draw:frame presentation:style-name="pr5" draw:layer="layout" svg:width="25.199cm" svg:height="17.685cm" svg:x="1.4cm" svg:y="0.962cm" presentation:class="subtitle">
          <draw:text-box>
            <text:p>Given an array, i) find the longest continuous increasing subsequence. ii) find the longest increasing subsequence.</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32">
        <draw:frame presentation:style-name="pr5" draw:layer="layout" svg:width="25.199cm" svg:height="17.685cm" svg:x="1.4cm" svg:y="0.962cm" presentation:class="subtitle">
          <draw:text-box>
            <text:p>You are given an array [a1 To an] and we have to construct another array [b1 To bn] where bi = a1*a2*...*an/ai. you are allowed to use only constant space and the time complexity is O(n). No divisions are allowed.</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Default" presentation:presentation-page-layout-name="AL2T32">
        <draw:frame presentation:style-name="pr5" draw:layer="layout" svg:width="25.199cm" svg:height="17.685cm" svg:x="1.4cm" svg:y="0.962cm" presentation:class="subtitle">
          <draw:text-box>
            <text:p>Imagine you have a closet full of shirts. It’s very hard to find a shirt. So what can you do to organize your shirts for easy retrieval?</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32">
        <draw:frame presentation:style-name="pr5" draw:layer="layout" svg:width="25.199cm" svg:height="17.685cm" svg:x="1.4cm" svg:y="0.962cm" presentation:class="subtitle">
          <draw:text-box>
            <text:p>Why are manhole covers round? </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Default" presentation:presentation-page-layout-name="AL2T32">
        <draw:frame presentation:style-name="pr5" draw:layer="layout" svg:width="25.199cm" svg:height="17.685cm" svg:x="1.4cm" svg:y="0.962cm" presentation:class="subtitle" presentation:user-transformed="true">
          <draw:text-box>
            <text:p>In a country in which people only want boys, every family continues to have children until they have a boy. If they have a girl, they have another child. If they have a boy, they stop. What is the proportion of boys to girls in the country?</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32">
        <draw:frame presentation:style-name="pr5" draw:layer="layout" svg:width="25.199cm" svg:height="17.685cm" svg:x="1.4cm" svg:y="0.962cm" presentation:class="subtitle">
          <draw:text-box>
            <text:p>How many golf balls can you fit in a school bus?</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Default" presentation:presentation-page-layout-name="AL2T32">
        <draw:frame presentation:style-name="pr5" draw:layer="layout" svg:width="25.199cm" svg:height="17.685cm" svg:x="1.4cm" svg:y="0.962cm" presentation:class="subtitle">
          <draw:text-box>
            <text:p>How much should you charge to wash all the windows in Seattle? </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32">
        <draw:frame presentation:style-name="pr5" draw:layer="layout" svg:width="25.199cm" svg:height="17.685cm" svg:x="1.4cm" svg:y="0.962cm" presentation:class="subtitle">
          <draw:text-box>
            <text:p>How many piano tuners are there in the entire world? </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Default" presentation:presentation-page-layout-name="AL2T32">
        <draw:frame presentation:style-name="pr5" draw:layer="layout" svg:width="25.199cm" svg:height="17.685cm" svg:x="1.4cm" svg:y="0.962cm" presentation:class="subtitle">
          <draw:text-box>
            <text:p>Every man in a village of 100 married couples has cheated on his wife. Every wife in the village instantly knows when a man other than her husband has cheated, but does not know when her own husband has. The village has a law that does not allow for adultery. Any wife who can prove that her husband is unfaithful must kill him that very day. The women of the village would never disobey this law. One day, the queen of the village visits and announces that at least one husband has been unfaithful. What happens? </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32">
        <draw:frame presentation:style-name="pr5" draw:layer="layout" svg:width="25.199cm" svg:height="17.685cm" svg:x="1.4cm" svg:y="0.962cm" presentation:class="subtitle">
          <draw:text-box>
            <text:p>You are shrunk to the height of a nickel and your mass is proportionally reduced so as to maintain your original density. You are then thrown into an empty glass blender. The blades will start moving in 60 seconds. What do you do? </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32">
        <draw:frame presentation:style-name="pr5" draw:layer="layout" svg:width="25.199cm" svg:height="17.685cm" svg:x="1.4cm" svg:y="0.962cm" presentation:class="subtitle">
          <draw:text-box>
            <text:p>If you look at a clock and the time is 3:15, what is the angle between the hour and the minute hands? </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Default" presentation:presentation-page-layout-name="AL2T32">
        <draw:frame presentation:style-name="pr5" draw:layer="layout" svg:width="25.199cm" svg:height="17.685cm" svg:x="1.4cm" svg:y="0.962cm" presentation:class="subtitle">
          <draw:text-box>
            <text:p>A man pushed his car to a hotel and lost his fortune. What happened? </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32">
        <draw:frame presentation:style-name="pr5" draw:layer="layout" svg:width="25.199cm" svg:height="17.685cm" svg:x="1.4cm" svg:y="0.962cm" presentation:class="subtitle">
          <draw:text-box>
            <text:p>Design an evacuation plan for San Francisco. </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32">
        <draw:frame presentation:style-name="pr5" draw:layer="layout" svg:width="25.199cm" svg:height="17.685cm" svg:x="1.4cm" svg:y="0.962cm" presentation:class="subtitle" presentation:user-transformed="true">
          <draw:text-box>
            <text:p>You have eight balls all of the same size. Seven of them weigh the same, and one of them weighs slightly more. </text:p>
            <text:p/>
            <text:p>How can you find the ball that is heavier by using a balance and only two weighings? </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32">
        <draw:frame presentation:style-name="pr5" draw:layer="layout" svg:width="25.199cm" svg:height="17.685cm" svg:x="1.4cm" svg:y="0.962cm" presentation:class="subtitle">
          <draw:text-box>
            <text:p>You play the following game with a friend: You each take turns placing down quarters on a perfectly round table. <text:s/>The quarters cannot overlap or hang off the edge of the table. <text:s/>The first player who cannot place his quarter loses. </text:p>
            <text:p/>
            <text:p><text:s/>What's your winning strategy (if one exists)? <text:s/></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7"/>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83H03M04S</meta:editing-duration>
    <meta:editing-cycles>17</meta:editing-cycles>
    <meta:generator>OpenOffice.org/3.1$Win32 OpenOffice.org_project/310m19$Build-9420</meta:generator>
    <dc:date>2009-12-07T21:04:39.93</dc:date>
    <dc:creator>Mihai Pop</dc:creator>
    <meta:document-statistic meta:object-count="100"/>
  </office:meta>
</office:document-meta>
</file>